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3193481461134511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53245858905873733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7675170617433630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95983307503474295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3951638256755565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36167157014571396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80283376144536390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96354780616530629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579435" text:continue-list="list480283376144536390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310713002411952915"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58806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59083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602744"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597696"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59091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81015850990076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85219303221731977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60443838544077168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581393"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921563830190947832"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28005807645864485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66753012038792549" text:style-name="L15">
        <text:list-item>
          <text:list>
            <text:list-header>
              <text:p text:style-name="P183">1.5 miles averaging about 9:40/mile and rest 1 min</text:p>
            </text:list-header>
          </text:list>
        </text:list-item>
      </text:list>
      <text:p text:style-name="P24">1 mile in 8:26 and rest 2 min</text:p>
      <text:list xml:id="list821221091354325223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819990907042195890"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577427"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75637618525638967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37899648117616685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02550688353932212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579964" text:continue-list="list6378996481176166852" text:style-name="L19">
        <text:list-item>
          <text:list>
            <text:list-header>
              <text:p text:style-name="P187">(Pace*HR)=1240</text:p>
            </text:list-header>
          </text:list>
        </text:list-item>
      </text:list>
      <text:list xml:id="list35579296" text:continue-list="list4756376185256389672" text:style-name="L18">
        <text:list-item>
          <text:list>
            <text:list-header>
              <text:p text:style-name="P186">2 miles at 10:46/mile Ave HR= 121 bpm and rest a few minutes</text:p>
            </text:list-header>
          </text:list>
        </text:list-item>
      </text:list>
      <text:list xml:id="list35575118" text:continue-list="list3557996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57866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44321548892336389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533472763134065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918274332644629867"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950984378260582494"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0629164320116177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90713780470157511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595716"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57425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77066656671473786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3148665836192641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5993945657657706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0714535069831874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2335898981433835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577753570789006474" text:style-name="L32">
        <text:list-item>
          <text:list>
            <text:list-header>
              <text:p text:style-name="P197">0.25 miles in 2:54</text:p>
              <text:p text:style-name="P197">1 mile in 9:21 going faster as I ran and ending at around 8:30 pace</text:p>
            </text:list-header>
          </text:list>
        </text:list-item>
      </text:list>
      <text:list xml:id="list716694837700453156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2487482356482511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99559178668645960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03475274870901066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56940888785660790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59036659045426245"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ext:span text:style-name="T2">the</text:span>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text:p>
      <text:p text:style-name="P24">Run: 1 mile in 10:32 <text:s/></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text:soft-page-break/>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606080088533124918"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9T15:32:58.72</dc:date>
    <dc:creator>James Lombardi</dc:creator>
    <meta:editing-duration>P29DT9H38M48S</meta:editing-duration>
    <meta:editing-cycles>2202</meta:editing-cycles>
    <meta:generator>OpenOffice/4.1.2$Win32 OpenOffice.org_project/412m3$Build-9782</meta:generator>
    <meta:document-statistic meta:table-count="0" meta:image-count="9" meta:object-count="0" meta:page-count="217" meta:paragraph-count="6379" meta:word-count="68711" meta:character-count="351442"/>
  </office:meta>
</office:document-meta>
</file>